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delta="http://www.deltaxml.com/ns/track-changes/delta-namespace" xmlns:ac="http://www.deltaxml.com/ns/track-changes/attribute-change-namespace" office:version="1.2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1" style:family="table-row" delta:insertion-change-idref="ct1" delta:insertion-type="insert-with-content">
      <style:table-row-properties style:min-row-height="0.34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2" style:family="table-row" delta:insertion-change-idref="ct1" delta:insertion-type="insert-with-content">
      <style:table-row-properties style:min-row-height="0.342cm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>
      <delta:tracked-changes>
        <delta:change-transaction delta:change-id="ct1">
          <delta:change-info>
            <dc:creator>John Smith</dc:creator>
            <dc:date>2010-06-23T10:00:00</dc:date>
          </delta:change-info>
        </delta:change-transaction>
      </delta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Vertical Table Cell Split</text:h>
      <text:p text:style-name="Text_20_body">In this example, the following table will have a cell split so that it spans two rows.</text:p>
      <table:table table:name="Table1" table:style-name="Table1">
        <table:table-column table:style-name="Table1.A" table:number-columns-repeated="3"/>
        <table:table-row table:style-name="Table1.1" ac:change001="ct1,insert,table:style-name">
          <table:table-cell table:style-name="Table1.A1" office:value-type="string">
            <text:p text:style-name="Table_20_Contents">A (will split)</text:p>
          </table:table-cell>
          <table:table-cell table:style-name="Table1.A1" ac:change001="ct1,insert,table:number-rows-spanned" table:number-rows-spanned="2" office:value-type="string">
            <text:p text:style-name="Table_20_Contents">B</text:p>
          </table:table-cell>
          <table:table-cell table:style-name="Table1.C1" ac:change001="ct1,insert,table:number-rows-spanned" table:number-rows-spanned="2" office:value-type="string">
            <text:p text:style-name="Table_20_Contents">C</text:p>
          </table:table-cell>
        </table:table-row>
        <table:table-row table:style-name="Table1.2" delta:insertion-change-idref="ct1" delta:insertion-type="insert-with-content">
          <table:table-cell table:style-name="Table1.A2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Table_20_Contents">D</text:p>
          </table:table-cell>
          <table:table-cell table:style-name="Table1.A2" office:value-type="string">
            <text:p text:style-name="Table_20_Contents">E</text:p>
          </table:table-cell>
          <table:table-cell table:style-name="Table1.C2" office:value-type="string">
            <text:p text:style-name="Table_20_Contents">F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an Mitchell</meta:initial-creator>
    <meta:creation-date>2010-06-25T09:03:04</meta:creation-date>
    <dc:date>2010-06-25T09:05:00</dc:date>
    <dc:creator>Tristan Mitchell</dc:creator>
    <meta:editing-duration>PT00H01M01S</meta:editing-duration>
    <meta:editing-cycles>1</meta:editing-cycles>
    <meta:generator>OpenOffice.org/3.2$Unix OpenOffice.org_project/320m18$Build-9502</meta:generator>
    <meta:document-statistic meta:table-count="1" meta:image-count="0" meta:object-count="0" meta:page-count="1" meta:paragraph-count="8" meta:word-count="29" meta:character-count="130"/>
  </office:meta>
</office:document-meta>
</file>